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AmazonFace Data Curation Digital Book</text:p>
      <text:p text:style-name="Subtitle">Documentation and standards for dataset curation pipeline</text:p>
      <text:p text:style-name="Date">2026-02-26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mazonface-data-curation-digital-book"/>AmazonFace Data Curation Digital Book<text:bookmark-end text:name="amazonface-data-curation-digital-book"/></text:h>
      <text:p text:style-name="First_20_paragraph">This digital book is the central reference for the AmazonFace data curation pipeline.</text:p>
      <text:h text:style-name="Heading_20_2" text:outline-level="2"><text:bookmark-start text:name="purpose"/>Purpose<text:bookmark-end text:name="purpose"/></text:h>
      <text:list text:style-name="L1">
        <text:list-item>
          <text:p text:style-name="P1">Standardize curation procedures across teams.</text:p>
        </text:list-item>
        <text:list-item>
          <text:p text:style-name="P1">Define quality controls and acceptance gates.</text:p>
        </text:list-item>
        <text:list-item>
          <text:p text:style-name="P1">Provide auditable operational guidance for day-to-day execution.</text:p>
        </text:list-item>
      </text:list>
      <text:h text:style-name="Heading_20_2" text:outline-level="2"><text:bookmark-start text:name="scope"/>Scope<text:bookmark-end text:name="scope"/></text:h>
      <text:p text:style-name="First_20_paragraph">This book covers:</text:p>
      <text:list text:style-name="L2">
        <text:list-item>
          <text:p text:style-name="P2">Foundational concepts and governance standards.</text:p>
        </text:list-item>
        <text:list-item>
          <text:p text:style-name="P2">End-to-end curation pipeline procedures.</text:p>
        </text:list-item>
        <text:list-item>
          <text:p text:style-name="P2">Operations, observability, and continuous improvement practices.</text:p>
        </text:list-item>
      </text:list>
      <text:h text:style-name="Heading_20_2" text:outline-level="2"><text:bookmark-start text:name="target-audience"/>Target Audience<text:bookmark-end text:name="target-audience"/></text:h>
      <text:list text:style-name="L3">
        <text:list-item>
          <text:p text:style-name="P3">Data engineers</text:p>
        </text:list-item>
        <text:list-item>
          <text:p text:style-name="P3">ML engineers</text:p>
        </text:list-item>
        <text:list-item>
          <text:p text:style-name="P3">QA analysts</text:p>
        </text:list-item>
        <text:list-item>
          <text:p text:style-name="P3">Audit and compliance stakeholders</text:p>
        </text:list-item>
      </text:list>
      <text:h text:style-name="Heading_20_2" text:outline-level="2"><text:bookmark-start text:name="how-to-use-this-book"/>How to Use This Book<text:bookmark-end text:name="how-to-use-this-book"/></text:h>
      <text:list text:style-name="L4">
        <text:list-item>
          <text:p text:style-name="P4">Start with <text:span text:style-name="T1">Part I - Foundations</text:span> for common definitions and governance context.</text:p>
        </text:list-item>
        <text:list-item>
          <text:p text:style-name="P4">Follow <text:span text:style-name="T1">Part II - Curation Pipeline Standards</text:span> for operational SOPs.</text:p>
        </text:list-item>
        <text:list-item>
          <text:p text:style-name="P4">Use <text:span text:style-name="T1">Part III - Operations and Continuous Improvement</text:span> for run operations and change control.</text:p>
        </text:list-item>
        <text:list-item>
          <text:p text:style-name="P4">Consult <text:span text:style-name="T1">Appendices</text:span> for glossary, checklists, and FAQ.</text:p>
        </text:list-item>
      </text:list>
      <text:h text:style-name="Heading_20_2" text:outline-level="2"><text:bookmark-start text:name="story-traceability"/>Story Traceability<text:bookmark-end text:name="story-traceability"/></text:h>
      <text:list text:style-name="L5">
        <text:list-item>
          <text:p text:style-name="P5">Story 1.1: Storyboard definition</text:p>
        </text:list-item>
        <text:list-item>
          <text:p text:style-name="P5">Story 1.2: MkDocs bootstrap and initial navigation</text:p>
        </text:list-item>
        <text:list-item>
          <text:p text:style-name="P5">Story 1.3: Core chapter content expansion</text:p>
        </text:list-item>
        <text:list-item>
          <text:p text:style-name="P5">Story 1.4: Template upgrade and visual polish</text:p>
        </text:list-item>
        <text:list-item>
          <text:p text:style-name="P5">Story 1.5: Docling extraction and source-based synthesis</text:p>
        </text:list-item>
      </text:list>
      <text:h text:style-name="Heading_20_1" text:outline-level="1"><text:bookmark-start text:name="purpose-and-scope"/>Purpose and Scope<text:bookmark-end text:name="purpose-and-scope"/></text:h>
      <text:h text:style-name="Heading_20_2" text:outline-level="2"><text:bookmark-start text:name="purpose-1"/>Purpose<text:bookmark-end text:name="purpose-1"/></text:h>
      <text:p text:style-name="First_20_paragraph">This book defines the institutional data-curation standard for AmazonFACE datasets, from raw collection to publishable and citable products. It consolidates the curation/provenance report, governance/onboarding plan, and current dataset status inventory into one operational reference.</text:p>
      <text:h text:style-name="Heading_20_2" text:outline-level="2"><text:bookmark-start text:name="scope-1"/>Scope<text:bookmark-end text:name="scope-1"/></text:h>
      <text:p text:style-name="First_20_paragraph">The scope is the full data-curation lifecycle:</text:p>
      <text:list text:style-name="L6">
        <text:list-item>
          <text:p text:style-name="P6">Dataset definition and registration.</text:p>
        </text:list-item>
        <text:list-item>
          <text:p text:style-name="P6">Ingestion, integrity checks, and standardization.</text:p>
        </text:list-item>
        <text:list-item>
          <text:p text:style-name="P6">Quality-controlled publication by data-product level.</text:p>
        </text:list-item>
        <text:list-item>
          <text:p text:style-name="P6">Release governance, versioning, and operational monitoring.</text:p>
        </text:list-item>
      </text:list>
      <text:h text:style-name="Heading_20_2" text:outline-level="2"><text:bookmark-start text:name="intended-audience"/>Intended Audience<text:bookmark-end text:name="intended-audience"/></text:h>
      <text:list text:style-name="L7">
        <text:list-item>
          <text:p text:style-name="P7">Data mentors (scientific owners of each dataset).</text:p>
        </text:list-item>
        <text:list-item>
          <text:p text:style-name="P7">Curation engineers and data curators.</text:p>
        </text:list-item>
        <text:list-item>
          <text:p text:style-name="P7">Project management and governance reviewers.</text:p>
        </text:list-item>
        <text:list-item>
          <text:p text:style-name="P7">Publication and repository operators.</text:p>
        </text:list-item>
      </text:list>
      <text:h text:style-name="Heading_20_2" text:outline-level="2"><text:bookmark-start text:name="book-logic-linear-flow"/>Book Logic (Linear Flow)<text:bookmark-end text:name="book-logic-linear-flow"/></text:h>
      <text:p text:style-name="First_20_paragraph">This book is intentionally linear:</text:p>
      <text:list text:style-name="L8">
        <text:list-item>
          <text:p text:style-name="P8">Foundations: definitions, taxonomy, governance baseline.</text:p>
        </text:list-item>
        <text:list-item>
          <text:p text:style-name="P8">Pipeline standards: onboarding, QC, cleaning, metadata.</text:p>
        </text:list-item>
        <text:list-item>
          <text:p text:style-name="P8">Operations: monitoring, releases, incidents, continuous improvement.</text:p>
        </text:list-item>
      </text:list>
      <text:h text:style-name="Heading_20_2" text:outline-level="2"><text:bookmark-start text:name="source-basis"/>Source Basis<text:bookmark-end text:name="source-basis"/></text:h>
      <text:list text:style-name="L9">
        <text:list-item>
          <text:p text:style-name="P9"><text:span text:style-name="Source_Text">report01.pdf</text:span>: provenance, FAIR, metadata, publication and roles.</text:p>
        </text:list-item>
        <text:list-item>
          <text:p text:style-name="P9"><text:span text:style-name="Source_Text">report02.pdf</text:span>: governance model, onboarding workflow, levels, automation.</text:p>
        </text:list-item>
        <text:list-item>
          <text:p text:style-name="P9"><text:span text:style-name="Source_Text">report03.pdf</text:span>: current inventory/status of mapped datasets.</text:p>
        </text:list-item>
      </text:list>
      <text:h text:style-name="Heading_20_1" text:outline-level="1"><text:bookmark-start text:name="dataset-context-and-taxonomy"/>Dataset Context and Taxonomy<text:bookmark-end text:name="dataset-context-and-taxonomy"/></text:h>
      <text:h text:style-name="Heading_20_2" text:outline-level="2"><text:bookmark-start text:name="dataset-as-datastream-entity"/>Dataset as Datastream Entity<text:bookmark-end text:name="dataset-as-datastream-entity"/></text:h>
      <text:p text:style-name="First_20_paragraph">The primary publication unit is the dataset entity (datastream). A datastream must represent a coherent instrument/product boundary and must not mix unrelated instruments in the same published dataset.</text:p>
      <text:h text:style-name="Heading_20_2" text:outline-level="2"><text:bookmark-start text:name="lifecycle-states"/>Lifecycle States<text:bookmark-end text:name="lifecycle-states"/></text:h>
      <text:list text:style-name="L10">
        <text:list-item>
          <text:p text:style-name="P10">Legacy/Inactive: historical and static datasets.</text:p>
        </text:list-item>
        <text:list-item>
          <text:p text:style-name="P10">Active: continuously updated datasets with scheduled ingestion/versioning.</text:p>
        </text:list-item>
        <text:list-item>
          <text:p text:style-name="P10">Campaign: bounded acquisition windows requiring one-time or periodic publication.</text:p>
        </text:list-item>
      </text:list>
      <text:h text:style-name="Heading_20_2" text:outline-level="2"><text:bookmark-start text:name="data-product-levels"/>Data Product Levels<text:bookmark-end text:name="data-product-levels"/></text:h>
      <text:p text:style-name="First_20_paragraph">AmazonFACE curation levels:</text:p>
      <text:list text:style-name="L11">
        <text:list-item>
          <text:p text:style-name="P11">Level 00: raw/native files preserved for provenance.</text:p>
        </text:list-item>
        <text:list-item>
          <text:p text:style-name="P11">Level a1: calibrated/engineering-unit standardized files.</text:p>
        </text:list-item>
        <text:list-item>
          <text:p text:style-name="P11">Level b1: quality-controlled products with QC flags.</text:p>
        </text:list-item>
        <text:list-item>
          <text:p text:style-name="P11">Level c1: value-added products from fusion/derived processing.</text:p>
        </text:list-item>
      </text:list>
      <text:h text:style-name="Heading_20_2" text:outline-level="2"><text:bookmark-start text:name="inventory-context-as-of-feb-2026"/>Inventory Context (as of Feb 2026)<text:bookmark-end text:name="inventory-context-as-of-feb-2026"/></text:h>
      <text:p text:style-name="First_20_paragraph">The mapped master inventory contains 16 datasets with mixed access modes (public/restricted) and mixed lifecycle profiles (legacy/continuous/campaign). Publication maturity differs by dataset, requiring staged onboarding.</text:p>
      <text:h text:style-name="Heading_20_2" text:outline-level="2"><text:bookmark-start text:name="naming-and-structural-principles"/>Naming and Structural Principles<text:bookmark-end text:name="naming-and-structural-principles"/></text:h>
      <text:list text:style-name="L12">
        <text:list-item>
          <text:p text:style-name="P12">Use standardized naming pattern for publishable datastreams.</text:p>
        </text:list-item>
        <text:list-item>
          <text:p text:style-name="P12">Keep provenance links from raw -&gt; standardized -&gt; published outputs.</text:p>
        </text:list-item>
        <text:list-item>
          <text:p text:style-name="P12">Use stable metadata fields and controlled vocabulary.</text:p>
        </text:list-item>
      </text:list>
      <text:h text:style-name="Heading_20_2" text:outline-level="2"><text:bookmark-start text:name="source-basis-1"/>Source Basis<text:bookmark-end text:name="source-basis-1"/></text:h>
      <text:p text:style-name="First_20_paragraph">Primarily synthesized from <text:span text:style-name="Source_Text">report02.pdf</text:span> (definitions, levels, lifecycle) and <text:span text:style-name="Source_Text">report03.pdf</text:span> (inventory status), with naming/compliance reinforcement from <text:span text:style-name="Source_Text">report01.pdf</text:span>.</text:p>
      <text:h text:style-name="Heading_20_1" text:outline-level="1"><text:bookmark-start text:name="governance-and-compliance-standards"/>Governance and Compliance Standards<text:bookmark-end text:name="governance-and-compliance-standards"/></text:h>
      <text:h text:style-name="Heading_20_2" text:outline-level="2"><text:bookmark-start text:name="governance-objective"/>Governance Objective<text:bookmark-end text:name="governance-objective"/></text:h>
      <text:p text:style-name="First_20_paragraph">Convert isolated or heterogeneous datasets into governed institutional assets with explicit ownership, quality evidence, and publishable metadata.</text:p>
      <text:h text:style-name="Heading_20_2" text:outline-level="2"><text:bookmark-start text:name="core-roles"/>Core Roles<text:bookmark-end text:name="core-roles"/></text:h>
      <text:list text:style-name="L13">
        <text:list-item>
          <text:p text:style-name="P13">Data Mentor: scientific authority, validates naming/gaps/access rules, approves final behavior.</text:p>
        </text:list-item>
        <text:list-item>
          <text:p text:style-name="P13">Curation Team: ingestion infrastructure, conversion, QC automation, metadata enrichment, publication packaging.</text:p>
        </text:list-item>
        <text:list-item>
          <text:p text:style-name="P13">Project Management: prioritization, milestone tracking, sign-off coordination.</text:p>
        </text:list-item>
      </text:list>
      <text:h text:style-name="Heading_20_2" text:outline-level="2"><text:bookmark-start text:name="mandatory-governance-controls"/>Mandatory Governance Controls<text:bookmark-end text:name="mandatory-governance-controls"/></text:h>
      <text:list text:style-name="L14">
        <text:list-item>
          <text:p text:style-name="P14">No publication without dataset-level metadata completeness check.</text:p>
        </text:list-item>
        <text:list-item>
          <text:p text:style-name="P14">No quality-controlled release without QC evidence and flags policy.</text:p>
        </text:list-item>
        <text:list-item>
          <text:p text:style-name="P14">No release without documented version/changelog and approval record.</text:p>
        </text:list-item>
      </text:list>
      <text:h text:style-name="Heading_20_2" text:outline-level="2"><text:bookmark-start text:name="standards-baseline"/>Standards Baseline<text:bookmark-end text:name="standards-baseline"/></text:h>
      <text:list text:style-name="L15">
        <text:list-item>
          <text:p text:style-name="P15">FAIR principles for findability/accessibility/interoperability/reusability.</text:p>
        </text:list-item>
        <text:list-item>
          <text:p text:style-name="P15">ARM-style datastream and file-organization practices.</text:p>
        </text:list-item>
        <text:list-item>
          <text:p text:style-name="P15">CF/ISO-aligned metadata conventions where applicable.</text:p>
        </text:list-item>
      </text:list>
      <text:h text:style-name="Heading_20_2" text:outline-level="2"><text:bookmark-start text:name="compliance-artifacts"/>Compliance Artifacts<text:bookmark-end text:name="compliance-artifacts"/></text:h>
      <text:p text:style-name="First_20_paragraph">Required artifact set per dataset:</text:p>
      <text:list text:style-name="L16">
        <text:list-item>
          <text:p text:style-name="P16">metadata record,</text:p>
        </text:list-item>
        <text:list-item>
          <text:p text:style-name="P16">processing/QC logs,</text:p>
        </text:list-item>
        <text:list-item>
          <text:p text:style-name="P16">release checklist,</text:p>
        </text:list-item>
        <text:list-item>
          <text:p text:style-name="P16">changelog,</text:p>
        </text:list-item>
        <text:list-item>
          <text:p text:style-name="P16">citation/license statement.</text:p>
        </text:list-item>
      </text:list>
      <text:h text:style-name="Heading_20_2" text:outline-level="2"><text:bookmark-start text:name="source-basis-2"/>Source Basis<text:bookmark-end text:name="source-basis-2"/></text:h>
      <text:p text:style-name="First_20_paragraph">Synthesized from governance workflow and roles in <text:span text:style-name="Source_Text">report02.pdf</text:span>, and standards/FAIR metadata guidance in <text:span text:style-name="Source_Text">report01.pdf</text:span>.</text:p>
      <text:h text:style-name="Heading_20_1" text:outline-level="1"><text:bookmark-start text:name="pipeline-overview-e2e"/>Pipeline Overview (E2E)<text:bookmark-end text:name="pipeline-overview-e2e"/></text:h>
      <text:h text:style-name="Heading_20_2" text:outline-level="2"><text:bookmark-start text:name="end-to-end-objective"/>End-to-End Objective<text:bookmark-end text:name="end-to-end-objective"/></text:h>
      <text:p text:style-name="First_20_paragraph">Move datasets from raw collection to institutionally published products with traceable provenance and repeatable quality behavior.</text:p>
      <text:h text:style-name="Heading_20_2" text:outline-level="2"><text:bookmark-start text:name="linear-pipeline"/>Linear Pipeline<text:bookmark-end text:name="linear-pipeline"/></text:h>
      <text:list text:style-name="L17">
        <text:list-item>
          <text:p text:style-name="P17">Identification and registration.</text:p>
        </text:list-item>
        <text:list-item>
          <text:p text:style-name="P17">Physical ingestion to controlled landing zone.</text:p>
        </text:list-item>
        <text:list-item>
          <text:p text:style-name="P17">Curation handshake (mentor + curation team).</text:p>
        </text:list-item>
        <text:list-item>
          <text:p text:style-name="P17">Standardization to target product levels.</text:p>
        </text:list-item>
        <text:list-item>
          <text:p text:style-name="P17">QC and metadata enrichment.</text:p>
        </text:list-item>
        <text:list-item>
          <text:p text:style-name="P17">Publication packaging and release.</text:p>
        </text:list-item>
      </text:list>
      <text:h text:style-name="Heading_20_2" text:outline-level="2"><text:bookmark-start text:name="lifecycle-split"/>Lifecycle Split<text:bookmark-end text:name="lifecycle-split"/></text:h>
      <text:list text:style-name="L18">
        <text:list-item>
          <text:p text:style-name="P18">Legacy datasets: one-time curation and publication.</text:p>
        </text:list-item>
        <text:list-item>
          <text:p text:style-name="P18">Active datasets: continuous automated ingestion + periodic releases.</text:p>
        </text:list-item>
      </text:list>
      <text:h text:style-name="Heading_20_2" text:outline-level="2"><text:bookmark-start text:name="core-pipeline-guarantees"/>Core Pipeline Guarantees<text:bookmark-end text:name="core-pipeline-guarantees"/></text:h>
      <text:list text:style-name="L19">
        <text:list-item>
          <text:p text:style-name="P19">Provenance is preserved across transitions.</text:p>
        </text:list-item>
        <text:list-item>
          <text:p text:style-name="P19">Dataset boundaries (instrument/datastream) are respected.</text:p>
        </text:list-item>
        <text:list-item>
          <text:p text:style-name="P19">Quality decisions are evidence-backed and auditable.</text:p>
        </text:list-item>
      </text:list>
      <text:h text:style-name="Heading_20_2" text:outline-level="2"><text:bookmark-start text:name="source-basis-3"/>Source Basis<text:bookmark-end text:name="source-basis-3"/></text:h>
      <text:p text:style-name="First_20_paragraph">Mainly from onboarding/pipeline sections in <text:span text:style-name="Source_Text">report02.pdf</text:span>, with provenance structure from <text:span text:style-name="Source_Text">report01.pdf</text:span>.</text:p>
      <text:h text:style-name="Heading_20_1" text:outline-level="1"><text:bookmark-start text:name="ingestion-and-validation"/>Ingestion and Validation<text:bookmark-end text:name="ingestion-and-validation"/></text:h>
      <text:h text:style-name="Heading_20_2" text:outline-level="2"><text:bookmark-start text:name="ingestion-goal"/>Ingestion Goal<text:bookmark-end text:name="ingestion-goal"/></text:h>
      <text:p text:style-name="First_20_paragraph">Securely transfer source files into governance infrastructure and validate technical readiness before curation.</text:p>
      <text:h text:style-name="Heading_20_2" text:outline-level="2"><text:bookmark-start text:name="onboarding-phases-ingestion-focused"/>Onboarding Phases (Ingestion-Focused)<text:bookmark-end text:name="onboarding-phases-ingestion-focused"/></text:h>
      <text:list text:style-name="L20">
        <text:list-item>
          <text:p text:style-name="P20">Phase 1: dataset identification + submit minimum contextual metadata.</text:p>
        </text:list-item>
        <text:list-item>
          <text:p text:style-name="P20">Phase 2: physical transfer into landing zone/quarantine/archive workflow.</text:p>
        </text:list-item>
        <text:list-item>
          <text:p text:style-name="P20">Phase 3: joint handshake to approve boundaries, naming, and gaps.</text:p>
        </text:list-item>
      </text:list>
      <text:h text:style-name="Heading_20_2" text:outline-level="2"><text:bookmark-start text:name="validation-layers"/>Validation Layers<text:bookmark-end text:name="validation-layers"/></text:h>
      <text:list text:style-name="L21">
        <text:list-item>
          <text:p text:style-name="P21">Integrity checks: file readability, corruption detection, completeness.</text:p>
        </text:list-item>
        <text:list-item>
          <text:p text:style-name="P21">Structural checks: expected organization and format compatibility.</text:p>
        </text:list-item>
        <text:list-item>
          <text:p text:style-name="P21">Naming checks: standard pattern compliance.</text:p>
        </text:list-item>
        <text:list-item>
          <text:p text:style-name="P21">Metadata checks: minimum required fields and ownership information.</text:p>
        </text:list-item>
      </text:list>
      <text:h text:style-name="Heading_20_2" text:outline-level="2"><text:bookmark-start text:name="outcomes"/>Outcomes<text:bookmark-end text:name="outcomes"/></text:h>
      <text:list text:style-name="L22">
        <text:list-item>
          <text:p text:style-name="P22">Accepted for curation pipeline.</text:p>
        </text:list-item>
        <text:list-item>
          <text:p text:style-name="P22">Returned for correction with reason and owner.</text:p>
        </text:list-item>
        <text:list-item>
          <text:p text:style-name="P22">Deferred pending mentor/governance clarification.</text:p>
        </text:list-item>
      </text:list>
      <text:h text:style-name="Heading_20_2" text:outline-level="2"><text:bookmark-start text:name="source-basis-4"/>Source Basis<text:bookmark-end text:name="source-basis-4"/></text:h>
      <text:p text:style-name="First_20_paragraph">Directly synthesized from onboarding and automated pipeline steps in <text:span text:style-name="Source_Text">report02.pdf</text:span>, supported by storage/provenance sections of <text:span text:style-name="Source_Text">report01.pdf</text:span>.</text:p>
      <text:h text:style-name="Heading_20_1" text:outline-level="1"><text:bookmark-start text:name="annotation-and-labeling-standards"/>Annotation and Labeling Standards<text:bookmark-end text:name="annotation-and-labeling-standards"/></text:h>
      <text:h text:style-name="Heading_20_2" text:outline-level="2"><text:bookmark-start text:name="scope-note"/>Scope Note<text:bookmark-end text:name="scope-note"/></text:h>
      <text:p text:style-name="First_20_paragraph">AmazonFACE reports emphasize dataset curation/QC more than manual annotation protocols. This chapter adapts those principles into a labeling governance baseline.</text:p>
      <text:h text:style-name="Heading_20_2" text:outline-level="2"><text:bookmark-start text:name="labeling-governance-principles"/>Labeling Governance Principles<text:bookmark-end text:name="labeling-governance-principles"/></text:h>
      <text:list text:style-name="L23">
        <text:list-item>
          <text:p text:style-name="P23">Use controlled vocabulary tied to dataset/entity definitions.</text:p>
        </text:list-item>
        <text:list-item>
          <text:p text:style-name="P23">Keep provenance of label revisions and responsible reviewer.</text:p>
        </text:list-item>
        <text:list-item>
          <text:p text:style-name="P23">Prevent silent overwrite of previous semantic decisions.</text:p>
        </text:list-item>
      </text:list>
      <text:h text:style-name="Heading_20_2" text:outline-level="2"><text:bookmark-start text:name="review-model"/>Review Model<text:bookmark-end text:name="review-model"/></text:h>
      <text:list text:style-name="L24">
        <text:list-item>
          <text:p text:style-name="P24">Primary labeling/classification.</text:p>
        </text:list-item>
        <text:list-item>
          <text:p text:style-name="P24">Secondary review for inconsistencies or scientific ambiguity.</text:p>
        </text:list-item>
        <text:list-item>
          <text:p text:style-name="P24">Resolution by mentor/curation decision when conflict persists.</text:p>
        </text:list-item>
      </text:list>
      <text:h text:style-name="Heading_20_2" text:outline-level="2"><text:bookmark-start text:name="minimum-label-qa"/>Minimum Label QA<text:bookmark-end text:name="minimum-label-qa"/></text:h>
      <text:list text:style-name="L25">
        <text:list-item>
          <text:p text:style-name="P25">Range/plausibility checks where labels are numeric or ordinal.</text:p>
        </text:list-item>
        <text:list-item>
          <text:p text:style-name="P25">Missing/invalid marker policy.</text:p>
        </text:list-item>
        <text:list-item>
          <text:p text:style-name="P25">Change log for label schema or interpretation updates.</text:p>
        </text:list-item>
      </text:list>
      <text:h text:style-name="Heading_20_2" text:outline-level="2"><text:bookmark-start text:name="source-basis-5"/>Source Basis<text:bookmark-end text:name="source-basis-5"/></text:h>
      <text:p text:style-name="First_20_paragraph">Derived from QC, metadata, and governance controls in <text:span text:style-name="Source_Text">report01.pdf</text:span> and <text:span text:style-name="Source_Text">report02.pdf</text:span>.</text:p>
      <text:h text:style-name="Heading_20_1" text:outline-level="1"><text:bookmark-start text:name="data-cleaning-and-normalization"/>Data Cleaning and Normalization<text:bookmark-end text:name="data-cleaning-and-normalization"/></text:h>
      <text:h text:style-name="Heading_20_2" text:outline-level="2"><text:bookmark-start text:name="objective"/>Objective<text:bookmark-end text:name="objective"/></text:h>
      <text:p text:style-name="First_20_paragraph">Standardize heterogeneous source data into reproducible publishable products while preserving raw provenance.</text:p>
      <text:h text:style-name="Heading_20_2" text:outline-level="2"><text:bookmark-start text:name="required-cleaning-actions"/>Required Cleaning Actions<text:bookmark-end text:name="required-cleaning-actions"/></text:h>
      <text:list text:style-name="L26">
        <text:list-item>
          <text:p text:style-name="P26">Resolve malformed or inconsistent field encodings.</text:p>
        </text:list-item>
        <text:list-item>
          <text:p text:style-name="P26">Harmonize units and value domains to target product-level rules.</text:p>
        </text:list-item>
        <text:list-item>
          <text:p text:style-name="P26">Flag missing/invalid values instead of destructive deletion.</text:p>
        </text:list-item>
      </text:list>
      <text:h text:style-name="Heading_20_2" text:outline-level="2"><text:bookmark-start text:name="normalization-targets"/>Normalization Targets<text:bookmark-end text:name="normalization-targets"/></text:h>
      <text:list text:style-name="L27">
        <text:list-item>
          <text:p text:style-name="P27">File organization and naming conventions.</text:p>
        </text:list-item>
        <text:list-item>
          <text:p text:style-name="P27">Metadata structure aligned to standard fields.</text:p>
        </text:list-item>
        <text:list-item>
          <text:p text:style-name="P27">Machine-readable dataset descriptors for publication workflows.</text:p>
        </text:list-item>
      </text:list>
      <text:h text:style-name="Heading_20_2" text:outline-level="2"><text:bookmark-start text:name="provenance-rule"/>Provenance Rule<text:bookmark-end text:name="provenance-rule"/></text:h>
      <text:p text:style-name="First_20_paragraph">Level 00 raw data remains preserved; transformations into a1/b1/c1 are additive and documented.</text:p>
      <text:h text:style-name="Heading_20_2" text:outline-level="2"><text:bookmark-start text:name="source-basis-6"/>Source Basis<text:bookmark-end text:name="source-basis-6"/></text:h>
      <text:p text:style-name="First_20_paragraph">Synthesized from curation workflow, file-format standardization, metadata generation, and level model in <text:span text:style-name="Source_Text">report01.pdf</text:span> and <text:span text:style-name="Source_Text">report02.pdf</text:span>.</text:p>
      <text:h text:style-name="Heading_20_1" text:outline-level="1"><text:bookmark-start text:name="quality-assurance-and-acceptance-gates"/>Quality Assurance and Acceptance Gates<text:bookmark-end text:name="quality-assurance-and-acceptance-gates"/></text:h>
      <text:h text:style-name="Heading_20_2" text:outline-level="2"><text:bookmark-start text:name="qa-objective"/>QA Objective<text:bookmark-end text:name="qa-objective"/></text:h>
      <text:p text:style-name="First_20_paragraph">Define acceptance gates that determine if a dataset can progress from preservation to community-facing publication.</text:p>
      <text:h text:style-name="Heading_20_2" text:outline-level="2"><text:bookmark-start text:name="core-qc-principles"/>Core QC Principles<text:bookmark-end text:name="core-qc-principles"/></text:h>
      <text:p text:style-name="First_20_paragraph">For quality-controlled products (especially b1):</text:p>
      <text:list text:style-name="L28">
        <text:list-item>
          <text:p text:style-name="P28">preserve original values whenever feasible,</text:p>
        </text:list-item>
        <text:list-item>
          <text:p text:style-name="P28">attach QC flags,</text:p>
        </text:list-item>
        <text:list-item>
          <text:p text:style-name="P28">apply range, delta/spike, and missing/invalid checks.</text:p>
        </text:list-item>
      </text:list>
      <text:h text:style-name="Heading_20_2" text:outline-level="2"><text:bookmark-start text:name="acceptance-gate-sequence"/>Acceptance Gate Sequence<text:bookmark-end text:name="acceptance-gate-sequence"/></text:h>
      <text:list text:style-name="L29">
        <text:list-item>
          <text:p text:style-name="P29">Technical integrity gate (files, structure, naming).</text:p>
        </text:list-item>
        <text:list-item>
          <text:p text:style-name="P29">Metadata gate (required fields and traceability).</text:p>
        </text:list-item>
        <text:list-item>
          <text:p text:style-name="P29">QC gate (checks executed and evidence stored).</text:p>
        </text:list-item>
        <text:list-item>
          <text:p text:style-name="P29">Governance gate (mentor and project sign-off).</text:p>
        </text:list-item>
        <text:list-item>
          <text:p text:style-name="P29">Publication gate (license, citation, repository readiness).</text:p>
        </text:list-item>
      </text:list>
      <text:h text:style-name="Heading_20_2" text:outline-level="2"><text:bookmark-start text:name="minimum-deliverables-per-dataset"/>Minimum Deliverables Per Dataset<text:bookmark-end text:name="minimum-deliverables-per-dataset"/></text:h>
      <text:list text:style-name="L30">
        <text:list-item>
          <text:p text:style-name="P30">standardized dataset package,</text:p>
        </text:list-item>
        <text:list-item>
          <text:p text:style-name="P30">metadata record,</text:p>
        </text:list-item>
        <text:list-item>
          <text:p text:style-name="P30">QC evidence/logs,</text:p>
        </text:list-item>
        <text:list-item>
          <text:p text:style-name="P30">release note/changelog,</text:p>
        </text:list-item>
        <text:list-item>
          <text:p text:style-name="P30">publication registration information.</text:p>
        </text:list-item>
      </text:list>
      <text:h text:style-name="Heading_20_2" text:outline-level="2"><text:bookmark-start text:name="source-basis-7"/>Source Basis<text:bookmark-end text:name="source-basis-7"/></text:h>
      <text:p text:style-name="First_20_paragraph">Direct synthesis from product-level/QC principles and deliverables in <text:span text:style-name="Source_Text">report02.pdf</text:span>, reinforced by QA and release criteria in <text:span text:style-name="Source_Text">report01.pdf</text:span>.</text:p>
      <text:h text:style-name="Heading_20_1" text:outline-level="1"><text:bookmark-start text:name="observability-and-metrics"/>Observability and Metrics<text:bookmark-end text:name="observability-and-metrics"/></text:h>
      <text:h text:style-name="Heading_20_2" text:outline-level="2"><text:bookmark-start text:name="operational-objective"/>Operational Objective<text:bookmark-end text:name="operational-objective"/></text:h>
      <text:p text:style-name="First_20_paragraph">Track curation throughput, quality, and publication readiness for both active and legacy dataset tracks.</text:p>
      <text:h text:style-name="Heading_20_2" text:outline-level="2"><text:bookmark-start text:name="minimum-operational-signals"/>Minimum Operational Signals<text:bookmark-end text:name="minimum-operational-signals"/></text:h>
      <text:list text:style-name="L31">
        <text:list-item>
          <text:p text:style-name="P31">ingestion trigger execution status,</text:p>
        </text:list-item>
        <text:list-item>
          <text:p text:style-name="P31">integrity validation outcomes,</text:p>
        </text:list-item>
        <text:list-item>
          <text:p text:style-name="P31">naming/metadata standardization events,</text:p>
        </text:list-item>
        <text:list-item>
          <text:p text:style-name="P31">QC gate pass/fail history,</text:p>
        </text:list-item>
        <text:list-item>
          <text:p text:style-name="P31">publication-state transitions.</text:p>
        </text:list-item>
      </text:list>
      <text:h text:style-name="Heading_20_2" text:outline-level="2"><text:bookmark-start text:name="practical-metrics"/>Practical Metrics<text:bookmark-end text:name="practical-metrics"/></text:h>
      <text:list text:style-name="L32">
        <text:list-item>
          <text:p text:style-name="P32">backlog by lifecycle state (legacy, active, campaign),</text:p>
        </text:list-item>
        <text:list-item>
          <text:p text:style-name="P32">pass/fail ratio by gate,</text:p>
        </text:list-item>
        <text:list-item>
          <text:p text:style-name="P32">time-to-curation and time-to-publication,</text:p>
        </text:list-item>
        <text:list-item>
          <text:p text:style-name="P32">unresolved exception count,</text:p>
        </text:list-item>
        <text:list-item>
          <text:p text:style-name="P32">number of published datasets by level/access mode.</text:p>
        </text:list-item>
      </text:list>
      <text:h text:style-name="Heading_20_2" text:outline-level="2"><text:bookmark-start text:name="current-program-context"/>Current Program Context<text:bookmark-end text:name="current-program-context"/></text:h>
      <text:p text:style-name="First_20_paragraph">As of February 2026, AmazonFACE has a mapped 16-dataset portfolio with mixed publication maturity and access modes, requiring monitored prioritization.</text:p>
      <text:h text:style-name="Heading_20_2" text:outline-level="2"><text:bookmark-start text:name="source-basis-8"/>Source Basis<text:bookmark-end text:name="source-basis-8"/></text:h>
      <text:p text:style-name="First_20_paragraph">Monitoring logic from automated pipeline plan in <text:span text:style-name="Source_Text">report02.pdf</text:span>, status baseline from <text:span text:style-name="Source_Text">report03.pdf</text:span>.</text:p>
      <text:h text:style-name="Heading_20_1" text:outline-level="1"><text:bookmark-start text:name="release-versioning-and-change-control"/>Release, Versioning, and Change Control<text:bookmark-end text:name="release-versioning-and-change-control"/></text:h>
      <text:h text:style-name="Heading_20_2" text:outline-level="2"><text:bookmark-start text:name="release-objective"/>Release Objective<text:bookmark-end text:name="release-objective"/></text:h>
      <text:p text:style-name="First_20_paragraph">Publish datasets with reproducible versions, clear ownership, and machine/human-readable documentation.</text:p>
      <text:h text:style-name="Heading_20_2" text:outline-level="2"><text:bookmark-start text:name="versioning-policy"/>Versioning Policy<text:bookmark-end text:name="versioning-policy"/></text:h>
      <text:list text:style-name="L33">
        <text:list-item>
          <text:p text:style-name="P33">MAJOR: structural or compatibility-impacting changes.</text:p>
        </text:list-item>
        <text:list-item>
          <text:p text:style-name="P33">MINOR: non-breaking enrichment/corrections.</text:p>
        </text:list-item>
        <text:list-item>
          <text:p text:style-name="P33">PATCH: localized fixes and documentation corrections.</text:p>
        </text:list-item>
      </text:list>
      <text:h text:style-name="Heading_20_2" text:outline-level="2"><text:bookmark-start text:name="release-readiness-criteria"/>Release Readiness Criteria<text:bookmark-end text:name="release-readiness-criteria"/></text:h>
      <text:list text:style-name="L34">
        <text:list-item>
          <text:p text:style-name="P34">Required metadata completed and validated.</text:p>
        </text:list-item>
        <text:list-item>
          <text:p text:style-name="P34">QC behavior executed and documented.</text:p>
        </text:list-item>
        <text:list-item>
          <text:p text:style-name="P34">Licensing and citation defined.</text:p>
        </text:list-item>
        <text:list-item>
          <text:p text:style-name="P34">Repository/publication record prepared.</text:p>
        </text:list-item>
      </text:list>
      <text:h text:style-name="Heading_20_2" text:outline-level="2"><text:bookmark-start text:name="change-control-workflow"/>Change-Control Workflow<text:bookmark-end text:name="change-control-workflow"/></text:h>
      <text:list text:style-name="L35">
        <text:list-item>
          <text:p text:style-name="P35">Propose change and impact.</text:p>
        </text:list-item>
        <text:list-item>
          <text:p text:style-name="P35">Review by curation + mentor.</text:p>
        </text:list-item>
        <text:list-item>
          <text:p text:style-name="P35">Approve and execute release actions.</text:p>
        </text:list-item>
        <text:list-item>
          <text:p text:style-name="P35">Record changelog and keep prior versions accessible.</text:p>
        </text:list-item>
      </text:list>
      <text:h text:style-name="Heading_20_2" text:outline-level="2"><text:bookmark-start text:name="publication-targets"/>Publication Targets<text:bookmark-end text:name="publication-targets"/></text:h>
      <text:p text:style-name="First_20_paragraph">Use trusted repositories with persistent identification and long-term preservation support, aligned with project policy.</text:p>
      <text:h text:style-name="Heading_20_2" text:outline-level="2"><text:bookmark-start text:name="source-basis-9"/>Source Basis<text:bookmark-end text:name="source-basis-9"/></text:h>
      <text:p text:style-name="First_20_paragraph">Versioning/release criteria from <text:span text:style-name="Source_Text">report01.pdf</text:span>, publication/onboarding transition controls from <text:span text:style-name="Source_Text">report02.pdf</text:span>.</text:p>
      <text:h text:style-name="Heading_20_1" text:outline-level="1"><text:bookmark-start text:name="incident-response-and-exception-handling"/>Incident Response and Exception Handling<text:bookmark-end text:name="incident-response-and-exception-handling"/></text:h>
      <text:h text:style-name="Heading_20_2" text:outline-level="2"><text:bookmark-start text:name="objective-1"/>Objective<text:bookmark-end text:name="objective-1"/></text:h>
      <text:p text:style-name="First_20_paragraph">Provide a controlled response when ingestion, QC, metadata completeness, or publication steps fail.</text:p>
      <text:h text:style-name="Heading_20_2" text:outline-level="2"><text:bookmark-start text:name="typical-incident-classes"/>Typical Incident Classes<text:bookmark-end text:name="typical-incident-classes"/></text:h>
      <text:list text:style-name="L36">
        <text:list-item>
          <text:p text:style-name="P36">ingestion transfer/integrity failures,</text:p>
        </text:list-item>
        <text:list-item>
          <text:p text:style-name="P36">naming or structural non-compliance,</text:p>
        </text:list-item>
        <text:list-item>
          <text:p text:style-name="P36">QC anomalies above acceptable thresholds,</text:p>
        </text:list-item>
        <text:list-item>
          <text:p text:style-name="P36">unresolved ownership/metadata conflicts,</text:p>
        </text:list-item>
        <text:list-item>
          <text:p text:style-name="P36">publication blocking issues (license, citation, repository constraints).</text:p>
        </text:list-item>
      </text:list>
      <text:h text:style-name="Heading_20_2" text:outline-level="2"><text:bookmark-start text:name="response-workflow"/>Response Workflow<text:bookmark-end text:name="response-workflow"/></text:h>
      <text:list text:style-name="L37">
        <text:list-item>
          <text:p text:style-name="P37">Detect and register incident.</text:p>
        </text:list-item>
        <text:list-item>
          <text:p text:style-name="P37">Assign owner (curation, mentor, or coordination).</text:p>
        </text:list-item>
        <text:list-item>
          <text:p text:style-name="P37">Contain impact and prevent propagation.</text:p>
        </text:list-item>
        <text:list-item>
          <text:p text:style-name="P37">Correct root cause and re-run failed gate(s).</text:p>
        </text:list-item>
        <text:list-item>
          <text:p text:style-name="P37">Close with evidence and changelog note when needed.</text:p>
        </text:list-item>
      </text:list>
      <text:h text:style-name="Heading_20_2" text:outline-level="2"><text:bookmark-start text:name="exception-handling"/>Exception Handling<text:bookmark-end text:name="exception-handling"/></text:h>
      <text:p text:style-name="First_20_paragraph">If immediate compliance is not possible, create a time-bounded exception with explicit approver, scope, risk statement, and closure condition.</text:p>
      <text:h text:style-name="Heading_20_2" text:outline-level="2"><text:bookmark-start text:name="source-basis-10"/>Source Basis<text:bookmark-end text:name="source-basis-10"/></text:h>
      <text:p text:style-name="First_20_paragraph">Operationalized from governance and staged gate model in <text:span text:style-name="Source_Text">report02.pdf</text:span> and release/QA controls in <text:span text:style-name="Source_Text">report01.pdf</text:span>.</text:p>
      <text:h text:style-name="Heading_20_1" text:outline-level="1"><text:bookmark-start text:name="glossary"/>Glossary<text:bookmark-end text:name="glossary"/></text:h>
      <text:list text:style-name="L38">
        <text:list-item>
          <text:p text:style-name="P38"><text:span text:style-name="T1">Dataset Entity (Datastream):</text:span> Primary publishable unit with a coherent instrument/product boundary.</text:p>
        </text:list-item>
        <text:list-item>
          <text:p text:style-name="P38"><text:span text:style-name="T1">Legacy Dataset:</text:span> Historical/static dataset without continuous updates.</text:p>
        </text:list-item>
        <text:list-item>
          <text:p text:style-name="P38"><text:span text:style-name="T1">Active Dataset:</text:span> Continuously updated dataset with recurring ingestion/versioning.</text:p>
        </text:list-item>
        <text:list-item>
          <text:p text:style-name="P38"><text:span text:style-name="T1">Level 00:</text:span> Raw/native preserved data for provenance.</text:p>
        </text:list-item>
        <text:list-item>
          <text:p text:style-name="P38"><text:span text:style-name="T1">Level a1:</text:span> Standardized calibrated/engineering-unit product.</text:p>
        </text:list-item>
        <text:list-item>
          <text:p text:style-name="P38"><text:span text:style-name="T1">Level b1:</text:span> Quality-controlled product with QC flags.</text:p>
        </text:list-item>
        <text:list-item>
          <text:p text:style-name="P38"><text:span text:style-name="T1">Level c1:</text:span> Value-added derived product.</text:p>
        </text:list-item>
        <text:list-item>
          <text:p text:style-name="P38"><text:span text:style-name="T1">Curation Handshake:</text:span> Joint mentor-curation validation of scope, naming, and readiness.</text:p>
        </text:list-item>
        <text:list-item>
          <text:p text:style-name="P38"><text:span text:style-name="T1">QC Flag:</text:span> Machine-readable marker indicating quality-check outcomes.</text:p>
        </text:list-item>
        <text:list-item>
          <text:p text:style-name="P38"><text:span text:style-name="T1">Publication Gate:</text:span> Final release checkpoint including metadata, license, citation, and repository readiness.</text:p>
        </text:list-item>
      </text:list>
      <text:h text:style-name="Heading_20_1" text:outline-level="1"><text:bookmark-start text:name="checklists"/>Checklists<text:bookmark-end text:name="checklists"/></text:h>
      <text:h text:style-name="Heading_20_2" text:outline-level="2"><text:bookmark-start text:name="onboarding-checklist"/>Onboarding Checklist<text:bookmark-end text:name="onboarding-checklist"/></text:h>
      <text:list text:style-name="L39">
        <text:list-item>
          <text:p text:style-name="P39">Dataset identified and assigned mentor.</text:p>
        </text:list-item>
        <text:list-item>
          <text:p text:style-name="P39">Minimum metadata submitted.</text:p>
        </text:list-item>
        <text:list-item>
          <text:p text:style-name="P39">Lifecycle state classified (legacy/active/campaign).</text:p>
        </text:list-item>
        <text:list-item>
          <text:p text:style-name="P39">Datastream boundary validated.</text:p>
        </text:list-item>
      </text:list>
      <text:h text:style-name="Heading_20_2" text:outline-level="2"><text:bookmark-start text:name="ingestion-checklist"/>Ingestion Checklist<text:bookmark-end text:name="ingestion-checklist"/></text:h>
      <text:list text:style-name="L40">
        <text:list-item>
          <text:p text:style-name="P40">Files transferred to controlled landing zone.</text:p>
        </text:list-item>
        <text:list-item>
          <text:p text:style-name="P40">Integrity checks executed.</text:p>
        </text:list-item>
        <text:list-item>
          <text:p text:style-name="P40">Naming standardization validated.</text:p>
        </text:list-item>
        <text:list-item>
          <text:p text:style-name="P40">Ingestion evidence logged.</text:p>
        </text:list-item>
      </text:list>
      <text:h text:style-name="Heading_20_2" text:outline-level="2"><text:bookmark-start text:name="qc-and-curation-checklist"/>QC and Curation Checklist<text:bookmark-end text:name="qc-and-curation-checklist"/></text:h>
      <text:list text:style-name="L41">
        <text:list-item>
          <text:p text:style-name="P41">Product level target defined (00/a1/b1/c1).</text:p>
        </text:list-item>
        <text:list-item>
          <text:p text:style-name="P41">QC checks executed (range, delta/spike, missing/invalid).</text:p>
        </text:list-item>
        <text:list-item>
          <text:p text:style-name="P41">Metadata enriched and validated.</text:p>
        </text:list-item>
        <text:list-item>
          <text:p text:style-name="P41">Provenance links preserved.</text:p>
        </text:list-item>
      </text:list>
      <text:h text:style-name="Heading_20_2" text:outline-level="2"><text:bookmark-start text:name="release-checklist"/>Release Checklist<text:bookmark-end text:name="release-checklist"/></text:h>
      <text:list text:style-name="L42">
        <text:list-item>
          <text:p text:style-name="P42">Gate approvals completed.</text:p>
        </text:list-item>
        <text:list-item>
          <text:p text:style-name="P42">Version and changelog prepared.</text:p>
        </text:list-item>
        <text:list-item>
          <text:p text:style-name="P42">License and citation defined.</text:p>
        </text:list-item>
        <text:list-item>
          <text:p text:style-name="P42">Publication record generated.</text:p>
        </text:list-item>
      </text:list>
      <text:h text:style-name="Heading_20_1" text:outline-level="1"><text:bookmark-start text:name="technical-and-operational-faq"/>Technical and Operational FAQ<text:bookmark-end text:name="technical-and-operational-faq"/></text:h>
      <text:h text:style-name="Heading_20_2" text:outline-level="2"><text:bookmark-start text:name="which-report-defines-onboarding-phases"/>Which report defines onboarding phases?<text:bookmark-end text:name="which-report-defines-onboarding-phases"/></text:h>
      <text:p text:style-name="First_20_paragraph"><text:span text:style-name="Source_Text">report02.pdf</text:span> defines the identification, transfer, handshake, and publication phases.</text:p>
      <text:h text:style-name="Heading_20_2" text:outline-level="2"><text:bookmark-start text:name="which-report-is-the-main-source-for-fair-and-metadata-standards"/>Which report is the main source for FAIR and metadata standards?<text:bookmark-end text:name="which-report-is-the-main-source-for-fair-and-metadata-standards"/></text:h>
      <text:p text:style-name="First_20_paragraph"><text:span text:style-name="Source_Text">report01.pdf</text:span>.</text:p>
      <text:h text:style-name="Heading_20_2" text:outline-level="2"><text:bookmark-start text:name="which-report-reflects-current-dataset-portfolio-status"/>Which report reflects current dataset portfolio status?<text:bookmark-end text:name="which-report-reflects-current-dataset-portfolio-status"/></text:h>
      <text:p text:style-name="First_20_paragraph"><text:span text:style-name="Source_Text">report03.pdf</text:span> (16 mapped datasets as of February 2026).</text:p>
      <text:h text:style-name="Heading_20_2" text:outline-level="2"><text:bookmark-start text:name="can-different-instruments-be-published-in-one-dataset-entity"/>Can different instruments be published in one dataset entity?<text:bookmark-end text:name="can-different-instruments-be-published-in-one-dataset-entity"/></text:h>
      <text:p text:style-name="First_20_paragraph">No. Datastream boundaries should not mix instrument classes.</text:p>
      <text:h text:style-name="Heading_20_2" text:outline-level="2"><text:bookmark-start text:name="what-is-the-minimum-quality-expectation-for-community-facing-datasets"/>What is the minimum quality expectation for community-facing datasets?<text:bookmark-end text:name="what-is-the-minimum-quality-expectation-for-community-facing-datasets"/></text:h>
      <text:p text:style-name="First_20_paragraph">At minimum, standardized products with explicit QC behavior and evidence, following project level model.</text:p>
      <text:h text:style-name="Heading_20_1" text:outline-level="1"><text:bookmark-start text:name="source-traceability-matrix"/>Source Traceability Matrix<text:bookmark-end text:name="source-traceability-matrix"/></text:h>
      <text:h text:style-name="Heading_20_2" text:outline-level="2"><text:bookmark-start text:name="purpose-2"/>Purpose<text:bookmark-end text:name="purpose-2"/></text:h>
      <text:p text:style-name="First_20_paragraph">Map book chapters to the extracted source reports used in synthesis.</text:p>
      <text:h text:style-name="Heading_20_2" text:outline-level="2"><text:bookmark-start text:name="source-reports"/>Source Reports<text:bookmark-end text:name="source-reports"/></text:h>
      <text:list text:style-name="L43">
        <text:list-item>
          <text:p text:style-name="P43"><text:span text:style-name="Source_Text">report01.pdf</text:span>: Data Curation and Provenance Report.</text:p>
        </text:list-item>
        <text:list-item>
          <text:p text:style-name="P43"><text:span text:style-name="Source_Text">report02.pdf</text:span>: Data Governance, Onboarding, and Curation Plan.</text:p>
        </text:list-item>
        <text:list-item>
          <text:p text:style-name="P43"><text:span text:style-name="Source_Text">report03.pdf</text:span>: Data Management Status Report.</text:p>
        </text:list-item>
      </text:list>
      <text:h text:style-name="Heading_20_2" text:outline-level="2"><text:bookmark-start text:name="chapter-mapping"/>Chapter Mapping<text:bookmark-end text:name="chapter-mapping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Chapter</text:p>
            </table:table-cell>
            <table:table-cell table:style-name="TableHeaderRowCell" office:value-type="string">
              <text:p text:style-name="Table_20_Heading">Main Source</text:p>
            </table:table-cell>
            <table:table-cell table:style-name="TableHeaderRowCell" office:value-type="string">
              <text:p text:style-name="Table_20_Heading">Secondary Source</text:p>
            </table:table-cell>
          </table:table-row>
        </table:table-header-rows>
        <table:table-row>
          <table:table-cell table:style-name="TableRowCell" office:value-type="string">
            <text:p text:style-name="Table_20_Contents">Purpose and Scope</text:p>
          </table:table-cell>
          <table:table-cell table:style-name="TableRowCell" office:value-type="string">
            <text:p text:style-name="Table_20_Contents">report02</text:p>
          </table:table-cell>
          <table:table-cell table:style-name="TableRowCell" office:value-type="string">
            <text:p text:style-name="Table_20_Contents">report01, report03</text:p>
          </table:table-cell>
        </table:table-row>
        <table:table-row>
          <table:table-cell table:style-name="TableRowCell" office:value-type="string">
            <text:p text:style-name="Table_20_Contents">Dataset Context and Taxonomy</text:p>
          </table:table-cell>
          <table:table-cell table:style-name="TableRowCell" office:value-type="string">
            <text:p text:style-name="Table_20_Contents">report02</text:p>
          </table:table-cell>
          <table:table-cell table:style-name="TableRowCell" office:value-type="string">
            <text:p text:style-name="Table_20_Contents">report03, report01</text:p>
          </table:table-cell>
        </table:table-row>
        <table:table-row>
          <table:table-cell table:style-name="TableRowCell" office:value-type="string">
            <text:p text:style-name="Table_20_Contents">Governance and Compliance</text:p>
          </table:table-cell>
          <table:table-cell table:style-name="TableRowCell" office:value-type="string">
            <text:p text:style-name="Table_20_Contents">report02</text:p>
          </table:table-cell>
          <table:table-cell table:style-name="TableRowCell" office:value-type="string">
            <text:p text:style-name="Table_20_Contents">report01</text:p>
          </table:table-cell>
        </table:table-row>
        <table:table-row>
          <table:table-cell table:style-name="TableRowCell" office:value-type="string">
            <text:p text:style-name="Table_20_Contents">Pipeline Overview</text:p>
          </table:table-cell>
          <table:table-cell table:style-name="TableRowCell" office:value-type="string">
            <text:p text:style-name="Table_20_Contents">report02</text:p>
          </table:table-cell>
          <table:table-cell table:style-name="TableRowCell" office:value-type="string">
            <text:p text:style-name="Table_20_Contents">report01</text:p>
          </table:table-cell>
        </table:table-row>
        <table:table-row>
          <table:table-cell table:style-name="TableRowCell" office:value-type="string">
            <text:p text:style-name="Table_20_Contents">Ingestion and Validation</text:p>
          </table:table-cell>
          <table:table-cell table:style-name="TableRowCell" office:value-type="string">
            <text:p text:style-name="Table_20_Contents">report02</text:p>
          </table:table-cell>
          <table:table-cell table:style-name="TableRowCell" office:value-type="string">
            <text:p text:style-name="Table_20_Contents">report01</text:p>
          </table:table-cell>
        </table:table-row>
        <table:table-row>
          <table:table-cell table:style-name="TableRowCell" office:value-type="string">
            <text:p text:style-name="Table_20_Contents">Annotation and Labeling</text:p>
          </table:table-cell>
          <table:table-cell table:style-name="TableRowCell" office:value-type="string">
            <text:p text:style-name="Table_20_Contents">report01</text:p>
          </table:table-cell>
          <table:table-cell table:style-name="TableRowCell" office:value-type="string">
            <text:p text:style-name="Table_20_Contents">report02</text:p>
          </table:table-cell>
        </table:table-row>
        <table:table-row>
          <table:table-cell table:style-name="TableRowCell" office:value-type="string">
            <text:p text:style-name="Table_20_Contents">Cleaning and Normalization</text:p>
          </table:table-cell>
          <table:table-cell table:style-name="TableRowCell" office:value-type="string">
            <text:p text:style-name="Table_20_Contents">report01</text:p>
          </table:table-cell>
          <table:table-cell table:style-name="TableRowCell" office:value-type="string">
            <text:p text:style-name="Table_20_Contents">report02</text:p>
          </table:table-cell>
        </table:table-row>
        <table:table-row>
          <table:table-cell table:style-name="TableRowCell" office:value-type="string">
            <text:p text:style-name="Table_20_Contents">QA and Acceptance Gates</text:p>
          </table:table-cell>
          <table:table-cell table:style-name="TableRowCell" office:value-type="string">
            <text:p text:style-name="Table_20_Contents">report02</text:p>
          </table:table-cell>
          <table:table-cell table:style-name="TableRowCell" office:value-type="string">
            <text:p text:style-name="Table_20_Contents">report01</text:p>
          </table:table-cell>
        </table:table-row>
        <table:table-row>
          <table:table-cell table:style-name="TableRowCell" office:value-type="string">
            <text:p text:style-name="Table_20_Contents">Observability and Metrics</text:p>
          </table:table-cell>
          <table:table-cell table:style-name="TableRowCell" office:value-type="string">
            <text:p text:style-name="Table_20_Contents">report02</text:p>
          </table:table-cell>
          <table:table-cell table:style-name="TableRowCell" office:value-type="string">
            <text:p text:style-name="Table_20_Contents">report03</text:p>
          </table:table-cell>
        </table:table-row>
        <table:table-row>
          <table:table-cell table:style-name="TableRowCell" office:value-type="string">
            <text:p text:style-name="Table_20_Contents">Release/Versioning/Change Control</text:p>
          </table:table-cell>
          <table:table-cell table:style-name="TableRowCell" office:value-type="string">
            <text:p text:style-name="Table_20_Contents">report01</text:p>
          </table:table-cell>
          <table:table-cell table:style-name="TableRowCell" office:value-type="string">
            <text:p text:style-name="Table_20_Contents">report02</text:p>
          </table:table-cell>
        </table:table-row>
        <table:table-row>
          <table:table-cell table:style-name="TableRowCell" office:value-type="string">
            <text:p text:style-name="Table_20_Contents">Incident and Exception Handling</text:p>
          </table:table-cell>
          <table:table-cell table:style-name="TableRowCell" office:value-type="string">
            <text:p text:style-name="Table_20_Contents">report02</text:p>
          </table:table-cell>
          <table:table-cell table:style-name="TableRowCell" office:value-type="string">
            <text:p text:style-name="Table_20_Contents">report01</text:p>
          </table:table-cell>
        </table:table-row>
      </table:table>
      <text:h text:style-name="Heading_20_2" text:outline-level="2"><text:bookmark-start text:name="extracted-artifacts"/>Extracted Artifacts<text:bookmark-end text:name="extracted-artifacts"/></text:h>
      <text:p text:style-name="First_20_paragraph">Structured extraction outputs are available at:</text:p>
      <text:list text:style-name="L44">
        <text:list-item>
          <text:p text:style-name="P44"><text:span text:style-name="Source_Text">source/processed/docling/report01.{md,txt,json}</text:span></text:p>
        </text:list-item>
        <text:list-item>
          <text:p text:style-name="P44"><text:span text:style-name="Source_Text">source/processed/docling/report02.{md,txt,json}</text:span></text:p>
        </text:list-item>
        <text:list-item>
          <text:p text:style-name="P44"><text:span text:style-name="Source_Text">source/processed/docling/report03.{md,txt,json}</text:span></text:p>
        </text:list-item>
        <text:list-item>
          <text:p text:style-name="P44"><text:span text:style-name="Source_Text">source/processed/docling/index.json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5</meta:generator>
    <dc:title>AmazonFace Data Curation Digital Book</dc:title>
    <dc:description/>
    <dc:subject/>
    <meta:keyword/>
    <meta:initial-creator/>
    <dc:creator/>
    <meta:creation-date>2026-02-26T21:24:48Z</meta:creation-date>
    <dc:date>2026-02-26T21:24:48Z</dc:date>
    <meta:user-defined meta:name="date" meta:value-type="string">2026-02-26</meta:user-defined>
    <meta:user-defined meta:name="subtitle" meta:value-type="string">Documentation and standards for dataset curation pipeline</meta:user-defined>
  </office:meta>
</office:document-meta>
</file>